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Tahoma, Verdana, sans-serif"/>
    <style:font-face style:name="OpenSymbol" svg:font-family="OpenSymbol"/>
    <style:font-face style:name="Lucida Sans1" svg:font-family="'Lucida Sans'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style:font-name="Times New Roman" fo:font-size="14pt" style:font-size-asian="14pt" style:font-size-complex="14pt"/>
    </style:style>
    <style:style style:name="P2" style:family="paragraph" style:parent-style-name="List_20_Paragraph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List_20_Paragraph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P7" style:family="paragraph" style:parent-style-name="List_20_Paragraph" style:list-style-name="WWNum1">
      <style:text-properties style:font-name="Times New Roman" fo:font-size="14pt" style:font-size-asian="14pt" style:font-size-complex="14pt"/>
    </style:style>
    <style:style style:name="P8" style:family="paragraph" style:parent-style-name="List_20_Paragraph" style:list-style-name="WWNum1">
      <style:paragraph-properties fo:line-height="115%"/>
      <style:text-properties style:font-name="Times New Roman" fo:font-size="14pt" style:font-size-asian="14pt" style:font-size-complex="14pt"/>
    </style:style>
    <style:style style:name="P9" style:family="paragraph" style:parent-style-name="List_20_Paragraph" style:list-style-name="L1">
      <style:paragraph-properties fo:line-height="115%"/>
      <style:text-properties style:font-name="Times New Roman" fo:font-size="14pt" style:font-size-asian="14pt" style:font-size-complex="14pt"/>
    </style:style>
    <style:style style:name="P10" style:family="paragraph" style:parent-style-name="List_20_Paragraph" style:list-style-name="L1">
      <style:paragraph-properties fo:line-height="115%"/>
      <style:text-properties fo:color="#000000" style:font-name="Times New Roman" fo:font-size="14pt" style:font-size-asian="14pt" style:font-size-complex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fo:font-style="italic" fo:font-weight="bold" style:font-size-asian="14pt" style:font-style-asian="italic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14" style:family="paragraph" style:parent-style-name="Standard">
      <style:text-properties style:font-name="Times New Roman" fo:font-size="14pt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fo:color="#2c2d2e" fo:letter-spacing="normal" fo:language="en" fo:country="GB"/>
    </style:style>
    <style:style style:name="T8" style:family="text">
      <style:text-properties fo:font-variant="normal" fo:text-transform="none" fo:color="#2c2d2e" fo:letter-spacing="normal" fo:language="ru" fo:country="RU"/>
    </style:style>
    <style:style style:name="T9" style:family="text">
      <style:text-properties fo:font-variant="normal" fo:text-transform="none" fo:color="#2c2d2e" fo:letter-spacing="normal" fo:language="en" fo:country="US"/>
    </style:style>
    <style:style style:name="T10" style:family="text">
      <style:text-properties fo:font-variant="normal" fo:text-transform="none" fo:color="#2c2d2e" fo:letter-spacing="normal" fo:font-style="normal" fo:font-weight="normal"/>
    </style:style>
    <style:style style:name="T11" style:family="text">
      <style:text-properties fo:font-variant="normal" fo:text-transform="none" fo:color="#2c2d2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13" style:family="text">
      <style:text-properties fo:language="en" fo:country="GB"/>
    </style:style>
    <style:style style:name="T14" style:family="text">
      <style:text-properties fo:language="en" fo:country="GB" fo:font-style="italic" style:font-style-asian="italic" style:font-style-complex="italic"/>
    </style:style>
    <style:style style:name="T15" style:family="text">
      <style:text-properties fo:language="ru" fo:country="RU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>Формирование и анализ выборок из цифровых библиотек</text:p>
      <text:p text:style-name="P5"/>
      <text:p text:style-name="P13">Задание </text:p>
      <text:p text:style-name="P6"/>
      <text:list xml:id="list8747133328203362101" text:style-name="WWNum1">
        <text:list-item>
          <text:p text:style-name="P7">В <text:span text:style-name="T6">заданной цифровой</text:span><text:span text:style-name="T3"> </text:span><text:span text:style-name="T6">библиотеке</text:span> <text:span text:style-name="T15">с</text:span>формировать выборку по сложному поисковому запросу: </text:p>
        </text:list-item>
      </text:list>
      <text:p text:style-name="P3">«<text:span text:style-name="T7">{Recomendation </text:span><text:span text:style-name="T8">(</text:span><text:span text:style-name="T7">or </text:span><text:span text:style-name="T9">Recommender </text:span><text:span text:style-name="T7">or Personalized</text:span><text:span text:style-name="T8">) </text:span><text:span text:style-name="T7">System </text:span><text:span text:style-name="T8">(</text:span><text:span text:style-name="T7">or Algorithm or Model</text:span><text:span text:style-name="T8">)</text:span><text:span text:style-name="T7">}  or {</text:span><text:span text:style-name="T9">Concept-based </text:span><text:span text:style-name="T8">(</text:span><text:span text:style-name="T9">or Collaborative</text:span><text:span text:style-name="T8">)</text:span><text:span text:style-name="T9"> Approach </text:span><text:span text:style-name="T8">(</text:span><text:span text:style-name="T9">or Filtering</text:span><text:span text:style-name="T8">)</text:span><text:span text:style-name="T7">} or {User Similarity </text:span><text:span text:style-name="T8">(</text:span><text:span text:style-name="T7">or Preferences</text:span><text:span text:style-name="T8">)</text:span><text:span text:style-name="T7">} or {Cold Start}».</text:span></text:p>
      <text:list xml:id="list31844523" text:continue-numbering="true" text:style-name="WWNum1">
        <text:list-item>
          <text:p text:style-name="P7">Сделать машинный перевод публикаций на русский язык (с помощью Яндекс или <text:span text:style-name="T2">Google</text:span> <text:span text:style-name="T2">Translator</text:span>).</text:p>
        </text:list-item>
        <text:list-item>
          <text:p text:style-name="P7">Провести предварительную обработку текстовых данных (раздельно для русского и английского языков). Использовать модели векторизации <text:s/><text:span text:style-name="T14">Bag of Words</text:span><text:span text:style-name="T13"> </text:span><text:span text:style-name="T15">и</text:span><text:span text:style-name="T13"> </text:span><text:span text:style-name="T14">Word2Vec</text:span><text:span text:style-name="T13">.</text:span></text:p>
        </text:list-item>
        <text:list-item>
          <text:p text:style-name="P7">Изучить особенности (компактность) англоязычной и переведенной <text:span text:style-name="T15">выборок</text:span> (визуализация, кластеризация). Выявить и удалить выбросы. Построить облака слов.</text:p>
        </text:list-item>
        <text:list-item>
          <text:p text:style-name="P7">Сформировать сбалансированную двухклассовую выборку (второй класс берется из выборки «Кононенко»). Выбрать и настроить бинарные классификаторы, оценить полученные результаты. </text:p>
        </text:list-item>
      </text:list>
      <text:p text:style-name="P1"/>
      <text:list xml:id="list31826186" text:continue-numbering="true" text:style-name="WWNum1">
        <text:list-item>
          <text:p text:style-name="P8"><text:span text:style-name="T5">Дополнительное задание (для тех, кто успеет):</text:span><text:span text:style-name="T4"> </text:span></text:p>
        </text:list-item>
      </text:list>
      <text:list xml:id="list4787486929665388656" text:style-name="L1">
        <text:list-item>
          <text:p text:style-name="P10">Провести многоклассовую классификацию с использованием своих данных и выборки «Кононенко».</text:p>
        </text:list-item>
        <text:list-item>
          <text:p text:style-name="P9"><text:span text:style-name="T4">Сформировать «обобщенную» выборку по рекомендательным системам (т. е. объединить все данные, полученные вами из </text:span><text:span text:style-name="T12">Xplore IEEE,</text:span><text:span text:style-name="T11"> DBLP,</text:span><text:span text:style-name="T10"> </text:span><text:span text:style-name="T11">Science Direct</text:span><text:span text:style-name="T10"> и </text:span><text:span text:style-name="T11">Semantic Scholar</text:span><text:span text:style-name="T10">) проверить «обобщенную» выборку</text:span> <text:span text:style-name="T4">на наличие дубликатов (нечетких дубликатов) и оценить ее однородность. </text:span></text:p>
        </text:list-item>
      </text:list>
      <text:p text:style-name="P6"/>
      <text:p text:style-name="P2">Составить <text:span text:style-name="T6">отчет </text:span>(теоретический материал, результаты исследований).</text:p>
      <text:p text:style-name="P2">В «идеале» - подготовить <text:span text:style-name="T6">публикацию</text:span> по результатам исследований.</text:p>
      <text:p text:style-name="P6"/>
      <text:p text:style-name="P6"><text:span text:style-name="T1">Примечание</text:span>: </text:p>
      <text:p text:style-name="P6">1. Скачиваются только библиографические описания, состоящие из названий, ключевых слов (если есть), аннотаций и года издания.</text:p>
      <text:p text:style-name="P6">2. Выборка «Кононенко» сформирована магистром А-1м-23 А.Кононенко, содержит англоязычные библиографические описания научных статей по 11 тематикам.</text:p>
      <text:p text:style-name="P4"/>
      <text:p text:style-name="P4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Tahoma, Verdana, sans-serif"/>
    <style:font-face style:name="OpenSymbol" svg:font-family="OpenSymbol"/>
    <style:font-face style:name="Lucida Sans1" svg:font-family="'Lucida Sans'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212cm" fo:text-align="center" style:justify-single-word="false" fo:orphans="0" fo:widows="0" fo:keep-with-next="always"/>
      <style:text-properties fo:text-transform="uppercase" fo:font-size="14pt" fo:font-weight="bold" style:letter-kerning="true" style:font-name-asian="Times New Roman1" style:font-size-asian="14pt" style:font-weight-asian="bold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fo:color="#000000" style:font-name="Arial2" fo:font-size="13pt" fo:font-weight="bold" style:font-name-asian="Times New Roman1" style:font-size-asian="13pt" style:font-weight-asian="bold" style:font-size-complex="13pt" style:font-weight-complex="bold"/>
    </style:style>
    <style:style style:name="No_20_Spacing" style:display-name="No Spacing" style:family="paragraph" style:default-outline-level="" style:list-style-name="">
      <style:paragraph-properties fo:orphans="0" fo:widows="0" style:writing-mode="lr-tb"/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text-transform="uppercase" style:font-name="Times New Roman" fo:font-size="14pt" fo:font-weight="bold" style:letter-kerning="true" style:font-name-asian="Times New Roman1" style:font-size-asian="14pt" style:language-asian="ru" style:country-asian="RU" style:font-weight-asian="bold" style:font-name-complex="Arial3" style:font-size-complex="16pt" style:font-weight-complex="bold"/>
    </style:style>
    <style:style style:name="Заголовок_20_3_20_Знак" style:display-name="Заголовок 3 Знак" style:family="text">
      <style:text-properties fo:color="#000000" style:font-name="Arial2" fo:font-size="13pt" fo:font-weight="bold" style:font-name-asian="Times New Roman1" style:font-size-asian="13pt" style:language-asian="ru" style:country-asian="RU" style:font-weight-asian="bold" style:font-name-complex="Arial3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omin</meta:initial-creator>
    <meta:editing-cycles>11</meta:editing-cycles>
    <meta:creation-date>2023-01-07T17:06:00</meta:creation-date>
    <dc:date>2024-02-18T11:58:47.99</dc:date>
    <meta:editing-duration>P4DT10H30M25S</meta:editing-duration>
    <meta:generator>OpenOffice/4.1.15$Win32 OpenOffice.org_project/4115m2$Build-9813</meta:generator>
    <meta:document-statistic meta:table-count="0" meta:image-count="0" meta:object-count="0" meta:page-count="2" meta:paragraph-count="16" meta:word-count="214" meta:character-count="17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